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5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45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1" office:value-type="string" calcext:value-type="string">
            <text:p>NF 6306 - process. 08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09-23" calcext:value-type="date">
            <text:p>23/09/2024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1" office:value-type="string" calcext:value-type="string">
            <text:p>NF 6315 - process. 09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0-09" calcext:value-type="date">
            <text:p>09/10/2024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1" office:value-type="string" calcext:value-type="string">
            <text:p>NF 6324 - process. 10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1-11" calcext:value-type="date">
            <text:p>11/11/2024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1" office:value-type="string" calcext:value-type="string">
            <text:p>NF 6333 - process. 11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1" office:value-type="string" calcext:value-type="string">
            <text:p>NF 6342 - process. 12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1-20" calcext:value-type="date">
            <text:p>20/01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1" office:value-type="string" calcext:value-type="string">
            <text:p>NF 6351 - process. 0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63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1" office:value-type="string" calcext:value-type="string">
            <text:p>NF 6360 - process. 0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3-11" calcext:value-type="date">
            <text:p>11/03/2025</text:p>
          </table:table-cell>
          <table:table-cell table:style-name="ce63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1" office:value-type="string" calcext:value-type="string">
            <text:p>NF 6369 - process. 03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4-09" calcext:value-type="date">
            <text:p>09/04/2025</text:p>
          </table:table-cell>
          <table:table-cell table:style-name="ce63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1" office:value-type="string" calcext:value-type="string">
            <text:p>NF 6378 - process. 04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5-16" calcext:value-type="date">
            <text:p>16/05/2025</text:p>
          </table:table-cell>
          <table:table-cell table:style-name="ce63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1" office:value-type="string" calcext:value-type="string">
            <text:p>NF 6387 - process. 05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6-09" calcext:value-type="date">
            <text:p>09/06/2025</text:p>
          </table:table-cell>
          <table:table-cell table:style-name="ce63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1" office:value-type="string" calcext:value-type="string">
            <text:p>NF 6396 - process. 06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7-05" calcext:value-type="date">
            <text:p>05/07/2025</text:p>
          </table:table-cell>
          <table:table-cell table:style-name="ce63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1" office:value-type="string" calcext:value-type="string">
            <text:p>NF 6405 - process. 07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3" table:formula="of:=[.C13]-[.F13]" office:value-type="float" office:value="2880" calcext:value-type="float">
            <text:p>2.880,00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13])" office:value-type="float" office:value="2880" calcext:value-type="float">
            <text:p>2.880,00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4.720862235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4.7229566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1:51</meta:creation-date>
    <dc:date>2025-08-01T14:40:15.060698570</dc:date>
    <meta:print-date>2020-08-07T10:44:15.279000000</meta:print-date>
    <dc:language>pt-PT</dc:language>
    <meta:editing-cycles>567</meta:editing-cycles>
    <meta:editing-duration>P3DT4H24M33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